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Michael Bubb</text:h>
      <text:p text:style-name="First_20_paragraph">Phone: +1.201.736.0870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text:line-break/>gpgKey: <text:a xlink:type="simple" xlink:href="http://mbubb.devio.us/gpg/pub_key.asc" office:name=""><text:span text:style-name="Definition">mbubb.devio.us/gpg/pub_key.asc</text:span></text:a></text:p>
      <text:h text:style-name="Heading_20_2" text:outline-level="2">Profile</text:h>
      <text:p text:style-name="First_20_paragraph">Linux Systems Engineer with over a decade of root access on enterprise Linux environments. I have managed datacenter buildouts as well as cloud infrastructure (mostly GCE). Often starting in a ‘sole systems role’, I have built and lead teams as organizations have gone through rapid growth. Current focuses include: CI/CD with Github, Ansible and Jenkins; Prometheus monitoring deployments.</text:p>
      <text:h text:style-name="Heading_20_2" text:outline-level="2">Industry Experience</text:h>
      <text:p text:style-name="First_20_paragraph"><text:span text:style-name="T1">Senior Systems Engineer</text:span> | May 2015 – present<text:line-break/><text:a xlink:type="simple" xlink:href="http://www.forensiq.com/" office:name=""><text:span text:style-name="Definition">Forensiq</text:span></text:a> New York, NY. (<text:a xlink:type="simple" xlink:href="https://www.impactradius.com/" office:name=""><text:span text:style-name="Definition">Impact Radius</text:span></text:a> as of July 2016 )</text:p>
      <text:p text:style-name="Text_20_body">– SRE for 350 servers in multiple global datacenters (98% CentOS 6.x)<text:line-break/>– Infrastructure management (DNS, System and Network Monitoring)<text:line-break/>– Build/Deploy with Ansible-Jenkins-Github<text:line-break/>– Ansible project lead/ Jenkins admin<text:line-break/>– deployments to Google Cloud and AWS</text:p>
      <text:p text:style-name="Text_20_body"><text:span text:style-name="T1">Systems Engineer</text:span> | August 2014 – May 2015<text:line-break/><text:a xlink:type="simple" xlink:href="https://www.ondeck.com/" office:name=""><text:span text:style-name="Definition">OnDeck</text:span></text:a> New York, NY.</text:p>
      <text:p text:style-name="Text_20_body">– Linux System Administration (CentOS and Ubuntu)<text:line-break/>– Ansible configuration<text:line-break/>– Postgresql support</text:p>
      <text:p text:style-name="Text_20_body"><text:span text:style-name="T1">Operations Engineer</text:span> | June 2010 – August 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– CentOS and Ubuntu<text:line-break/>– Datacenter management<text:line-break/>– Hadoop buildout and support<text:line-break/>– Netezza administration<text:line-break/>– Automation –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">Systems Administrator</text:span> | 2006 – 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">Junior System Administrator</text:span> | 2005 – 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1">Network and Systems Administration (independent consultant)</text:span> | 2000 – 2005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h text:style-name="Heading_20_2" text:outline-level="2">Education</text:h>
      <text:p text:style-name="First_20_paragraph"><text:span text:style-name="T1">Degree</text:span><text:line-break/>– BA English, minor in Political Science from <text:a xlink:type="simple" xlink:href="http://www.rutgers.edu/" office:name=""><text:span text:style-name="Definition"><text:span text:style-name="T1">Rutgers University, New Bruswick</text:span></text:span></text:a> (1992).</text:p>
      <text:p text:style-name="Text_20_body"><text:span text:style-name="T1">Non-matriculated</text:span><text:line-break/>– 40 credits Computer Science, <text:a xlink:type="simple" xlink:href="http://www.stevens.edu/sit/" office:name=""><text:span text:style-name="Definition"><text:span text:style-name="T1">Stevens Institute of Technology</text:span></text:span></text:a>, Hoboken, NJ (2005-2006).<text:line-break/>– 48 credits Comparative Literature, PhD program, <text:a xlink:type="simple" xlink:href="http://www.nyu.edu/" office:name=""><text:span text:style-name="Definition"><text:span text:style-name="T1">NYU</text:span></text:span></text:a>, New York, NY (1993-1995).</text:p>
      <text:h text:style-name="Heading_20_2" text:outline-level="2">Additional Experience</text:h>
      <text:p text:style-name="First_20_paragraph">– 2016 | licensed EMR, ambulance driver <text:a xlink:type="simple" xlink:href="http://hobokenems.com/" office:name=""><text:span text:style-name="Definition"><text:span text:style-name="T1">Hoboken Volunteer Ambulance</text:span></text:span></text:a><text:line-break/>– 2014–present | middle school volunteer teacher (Scratch, Python), <text:a xlink:type="simple" xlink:href="http://www.ecsnj.org/" office:name=""><text:span text:style-name="Definition"><text:span text:style-name="T1">Elysian Charter School</text:span></text:span></text:a><text:line-break/>– 2013-2015 | technical volunteer, <text:a xlink:type="simple" xlink:href="http://www.milemesh.com/" office:name=""><text:span text:style-name="Definition"><text:span text:style-name="T1">Milemesh</text:span></text:span></text:a>.<text:line-break/>– 2012-present | emergency shelter and communications, <text:a xlink:type="simple" xlink:href="http://www.hobokencert.org/" office:name=""><text:span text:style-name="Definition"><text:span text:style-name="T1">Hoboken CERT</text:span></text:span></text:a>.<text:line-break/>– 2004-2006 | webmaster; editor, <text:span text:style-name="T1">NonServiam Press</text:span>.<text:line-break/>– 1999-2004 | webmaster; editor, <text:a xlink:type="simple" xlink:href="http://www.brooklynrail.org/" office:name=""><text:span text:style-name="Definition"><text:span text:style-name="T1">The Brooklyn Rail</text:span></text:span></text:a>.<text:line-break/>– 1995–1999 | curriculum dev; teaching manager <text:a xlink:type="simple" xlink:href="http://berlitz.co.kr/" office:name=""><text:span text:style-name="Definition"><text:span text:style-name="T1">Berlitz Korea</text:span></text:span></text:a> Seoul, Korea.<text:line-break/>– 1989-1991 | prep cook; garde manger, <text:a xlink:type="simple" xlink:href="http://frogandpeach.com/" office:name=""><text:span text:style-name="Definition"><text:span text:style-name="T1">Frog and the Peach</text:span>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